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TravRetHighlightTask.SearchTravRetHighlight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HighlightTask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archTravRetHighlightTask.isMergeContiguousFra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HighlightTask.maxNumFra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HighlightTask.with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HighlightTask.getFieldsToHighlight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archTravRetHighlightTask.numToHighl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HighlightTask.setParams( String para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